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E00000084D6612DA2BD488167.png" manifest:media-type="image/png"/>
  <manifest:file-entry manifest:full-path="Pictures/1000020100000348000000C8CA9C3FEE3E9A7052.png" manifest:media-type="image/png"/>
  <manifest:file-entry manifest:full-path="Pictures/10000201000005540000017B9420EEB65A379512.png" manifest:media-type="image/png"/>
  <manifest:file-entry manifest:full-path="Pictures/1000020100000556000002E57BAF1B18697B88CC.png" manifest:media-type="image/png"/>
  <manifest:file-entry manifest:full-path="Pictures/10000201000002D70000004B1157794165E83B70.png" manifest:media-type="image/png"/>
  <manifest:file-entry manifest:full-path="Pictures/100002010000039A0000006B8A3F74C39E46DE9A.png" manifest:media-type="image/png"/>
  <manifest:file-entry manifest:full-path="Pictures/10000201000003050000004B16319FDAB65795EE.png" manifest:media-type="image/png"/>
  <manifest:file-entry manifest:full-path="Pictures/10000201000005080000017F8FA1D9BD9E321361.png" manifest:media-type="image/png"/>
  <manifest:file-entry manifest:full-path="Pictures/10000201000002F600000075F719E2DBFEB7539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6ae3" officeooo:paragraph-rsid="000c6ae3"/>
    </style:style>
    <style:style style:name="P2" style:family="paragraph" style:parent-style-name="Standard">
      <style:text-properties officeooo:rsid="000dc092" officeooo:paragraph-rsid="000dc092"/>
    </style:style>
    <style:style style:name="P3" style:family="paragraph" style:parent-style-name="Standard">
      <style:text-properties officeooo:rsid="000f0b4e" officeooo:paragraph-rsid="000f0b4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Image1" text:anchor-type="char" svg:x="0cm" svg:y="0.079cm" svg:width="17.59cm" svg:height="2.715cm" draw:z-index="0"><draw:image xlink:href="Pictures/10000201000002F600000075F719E2DBFEB75390.png" xlink:type="simple" xlink:show="embed" xlink:actuate="onLoad" loext:mime-type="image/png"/></draw:frame></text:p>
      <text:p text:style-name="Standard"><draw:frame draw:style-name="fr3" draw:name="Image2" text:anchor-type="char" svg:x="-0.026cm" svg:y="0.333cm" svg:width="17.59cm" svg:height="1.706cm" draw:z-index="1"><draw:image xlink:href="Pictures/10000201000003050000004B16319FDAB65795EE.png" xlink:type="simple" xlink:show="embed" xlink:actuate="onLoad" loext:mime-type="image/png"/></draw:frame></text:p>
      <text:p text:style-name="Standard"><draw:frame draw:style-name="fr3" draw:name="Image3" text:anchor-type="char" svg:x="-0.106cm" svg:y="0.296cm" svg:width="17.59cm" svg:height="1.813cm" draw:z-index="2"><draw:image xlink:href="Pictures/10000201000002D70000004B1157794165E83B70.png" xlink:type="simple" xlink:show="embed" xlink:actuate="onLoad" loext:mime-type="image/png"/></draw:frame></text:p>
      <text:p text:style-name="Standard"><draw:frame draw:style-name="fr3" draw:name="Image4" text:anchor-type="char" svg:x="0.132cm" svg:y="0.196cm" svg:width="17.59cm" svg:height="9.541cm" draw:z-index="3"><draw:image xlink:href="Pictures/1000020100000556000002E57BAF1B18697B88CC.png" xlink:type="simple" xlink:show="embed" xlink:actuate="onLoad" loext:mime-type="image/png"/></draw:frame></text:p>
      <text:p text:style-name="P1">kl</text:p>
      <text:p text:style-name="P1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2"><draw:frame draw:style-name="fr1" draw:name="Image5" text:anchor-type="char" svg:width="17.59cm" svg:height="4.886cm" draw:z-index="4"><draw:image xlink:href="Pictures/10000201000005540000017B9420EEB65A379512.png" xlink:type="simple" xlink:show="embed" xlink:actuate="onLoad" loext:mime-type="image/png"/></draw:frame>dfd<draw:frame draw:style-name="fr3" draw:name="Image6" text:anchor-type="char" svg:x="-0.185cm" svg:y="6.271cm" svg:width="17.59cm" svg:height="5.23cm" draw:z-index="5"><draw:image xlink:href="Pictures/10000201000005080000017F8FA1D9BD9E321361.png" xlink:type="simple" xlink:show="embed" xlink:actuate="onLoad" loext:mime-type="image/png"/></draw:frame></text:p>
      <text:p text:style-name="P2"/>
      <text:p text:style-name="P2"/>
      <text:p text:style-name="P2">free</text:p>
      <text:p text:style-name="P2"/>
      <text:p text:style-name="P2"><draw:frame draw:style-name="fr1" draw:name="Image7" text:anchor-type="char" svg:width="17.59cm" svg:height="2.041cm" draw:z-index="6"><draw:image xlink:href="Pictures/100002010000039A0000006B8A3F74C39E46DE9A.png" xlink:type="simple" xlink:show="embed" xlink:actuate="onLoad" loext:mime-type="image/png"/></draw:frame>free 2</text:p>
      <text:p text:style-name="P2"/>
      <text:p text:style-name="P2"/>
      <text:p text:style-name="P3"><draw:frame draw:style-name="fr2" draw:name="Image8" text:anchor-type="char" svg:width="17.59cm" svg:height="4.187cm" draw:z-index="7"><draw:image xlink:href="Pictures/1000020100000348000000C8CA9C3FEE3E9A7052.png" xlink:type="simple" xlink:show="embed" xlink:actuate="onLoad" loext:mime-type="image/png"/></draw:frame>after</text:p>
      <text:p text:style-name="P3"/>
      <text:p text:style-name="P3"><draw:frame draw:style-name="fr1" draw:name="Image9" text:anchor-type="char" svg:width="17.59cm" svg:height="2.796cm" draw:z-index="8"><draw:image xlink:href="Pictures/100002010000033E00000084D6612DA2BD488167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4T10:32:53.556936098</meta:creation-date>
    <dc:date>2021-09-24T11:51:49.625830971</dc:date>
    <meta:editing-duration>PT8M1S</meta:editing-duration>
    <meta:editing-cycles>1</meta:editing-cycles>
    <meta:document-statistic meta:table-count="0" meta:image-count="9" meta:object-count="0" meta:page-count="3" meta:paragraph-count="5" meta:word-count="6" meta:character-count="20" meta:non-whitespace-character-count="19"/>
    <meta:generator>LibreOffice/6.4.6.2$Linux_X86_64 LibreOffice_project/40$Build-2</meta:generator>
  </office:meta>
</office:document-meta>
</file>